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4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57cm" style:auto-text-indent="false"/>
    </style:style>
    <style:style style:name="P10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15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20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color="#000000" style:font-name="Times New Roman" fo:font-size="12pt" fo:language="en" fo:country="US" style:font-size-asian="12pt" style:font-size-complex="12pt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сервис прошивки <text:span text:style-name="T3">«</text:span><text:span text:style-name="T1">EVO Reset Service</text:span><text:span text:style-name="T3">» </text:span><text:span text:style-name="T1">v 0.2</text:span></text:p>
      <text:p text:style-name="P3"/>
      <text:p text:style-name="P7"><text:s text:c="2"/>Системные требования: </text:p>
      <text:p text:style-name="P6">ZX-Spectrum PentEvo,<text:span text:style-name="T3"> Пентагон 2.2 или аналогичные</text:span>;</text:p>
      <text:p text:style-name="P7"><text:span text:style-name="T1">48</text:span> килобайт памяти;</text:p>
      <text:p text:style-name="P7">контроллер <text:span text:style-name="T1">TR-DOS;</text:span></text:p>
      <text:p text:style-name="P8">поддерживается загрузка с:</text:p>
      <text:p text:style-name="P8"><text:tab/><text:tab/>дисковода с дискетой в формате <text:span text:style-name="T1">TR-DOS</text:span>;</text:p>
      <text:p text:style-name="P8"><text:tab/><text:tab/><text:span text:style-name="T1">c SD </text:span>карты <text:span text:style-name="T1">NeoGS </text:span>отформатированная в <text:span text:style-name="T1">FAT;</text:span></text:p>
      <text:p text:style-name="P6"><text:span text:style-name="T3"><text:tab/><text:tab/>с </text:span>SD <text:span text:style-name="T3">карты </text:span>Z-контроллера <text:span text:style-name="T3">(на </text:span>PentEvo <text:span text:style-name="T3">интегрирована</text:span>) <text:span text:style-name="T3">отформатированная в </text:span>FAT;</text:p>
      <text:p text:style-name="P6"><text:tab/><text:tab/><text:span text:style-name="T3">с винчестера подключенного </text:span>по схеме Nemo отформатированн<text:span text:style-name="T3">ый в </text:span>FAT<text:span text:style-name="T3">;</text:span></text:p>
      <text:p text:style-name="P9"><text:span text:style-name="T3"><text:tab/><text:tab/>с винчестера подключенного по схеме </text:span>SMUC отформатированный в <text:span text:style-name="T1">FAT.</text:span></text:p>
      <text:p text:style-name="P6"/>
      <text:p text:style-name="P6"/>
      <text:p text:style-name="P18">ПРЕДУПРЕЖДЕНИЯ. </text:p>
      <text:p text:style-name="P4">----------------------------------------------------------------<text:span text:style-name="T3">----------------------</text:span>---------------<text:span text:style-name="T3">------------------------</text:span></text:p>
      <text:p text:style-name="P4"/>
      <text:p text:style-name="P5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соответствии файлы не будут отображаться в файловом окне. <text:s/>Поиск файлов для загрузки производится в корне <text:span text:style-name="T1">FAT </text:span>устройств.</text:p>
      <text:p text:style-name="P5"/>
      <text:p text:style-name="P4">-----------------------------------------------------------------------------------------------------------------------------</text:p>
      <text:p text:style-name="P16"/>
      <text:p text:style-name="P17">Клавиши управления.</text:p>
      <text:p text:style-name="P17"/>
      <text:p text:style-name="P10"><text:span text:style-name="T4">Кнопки клавиатуры+</text:span><text:span text:style-name="T1">RESET.</text:span></text:p>
      <text:p text:style-name="P15"/>
      <text:p text:style-name="P11">Любая буквенная клавиша (кроме нижеописанных<text:span text:style-name="T1">)</text:span>-выводит на экран краткую помощь.</text:p>
      <text:p text:style-name="P14"><text:span text:style-name="T5">CS</text:span>-<text:span text:style-name="T3">перезапуск страницы </text:span>ROM<text:span text:style-name="T3"> </text:span>Basic 128.</text:p>
      <text:p text:style-name="P14"><text:span text:style-name="T5">SS</text:span><text:span text:style-name="T3">-перезапуск страницы </text:span>ROM<text:span text:style-name="T3"> </text:span>Basic<text:span text:style-name="T3"> </text:span>48<text:span text:style-name="T3">.</text:span></text:p>
      <text:p text:style-name="P14"><text:span text:style-name="T5">D</text:span>-<text:span text:style-name="T3">запуск </text:span>DEMO “GRASS” by PSB^Hallowen.</text:p>
      <text:p text:style-name="P14"><text:span text:style-name="T5">C</text:span>-<text:span text:style-name="T3">таблица цветов (клавиши </text:span>SPACE <text:span text:style-name="T3">или </text:span>ENTER <text:span text:style-name="T3">изменение цвета бордюра.</text:span></text:p>
      <text:p text:style-name="P14"><text:span text:style-name="T5">S</text:span>-CMOS Setup. <text:span text:style-name="T3">При отсуствии часов отображает </text:span>#FF <text:span text:style-name="T3">для всех ячеек без возможности изменения.</text:span></text:p>
      <text:p text:style-name="P11">Любые 2 нажатые клавиши (кроме вышеописанных) запускают проверку нажатых клавиш.</text:p>
      <text:p text:style-name="P11"/>
      <text:p text:style-name="P13">Управление в основном меню.</text:p>
      <text:p text:style-name="P12"/>
      <text:p text:style-name="P14"><text:span text:style-name="T3">Управление в основном меню возможно с клавиатуры и мышью (если мышь подключена, определена и включена). Курсорными клавишами осуществляется перемещение по меню. Так же присутствуют горячие клавиши </text:span>(Hot Keys),<text:span text:style-name="T3"> при нажатии на которые происходит немедленный вызов соответствующей опции. Соотвествующая горячая клавиша указана перед каждым пунктом меню.</text:span></text:p>
      <text:p text:style-name="P11"/>
      <text:p text:style-name="P11">Горячие клавиши главного меню:</text:p>
      <text:p text:style-name="P14"><text:span text:style-name="T5">1...4</text:span>-<text:span text:style-name="T3">выбор дисковода</text:span></text:p>
      <text:p text:style-name="P14"><text:span text:style-name="T5">V</text:span>-<text:span text:style-name="T3">круговое переключение дисководов</text:span></text:p>
      <text:p text:style-name="P14"><text:span text:style-name="T5">W</text:span><text:span text:style-name="T3">-триггерное переключение режима </text:span>Turbo</text:p>
      <text:p text:style-name="P14"><text:span text:style-name="T5">M</text:span><text:span text:style-name="T3">-триггерное переключение режимов памяти </text:span>ALL/128/48</text:p>
      <text:p text:style-name="P14"><text:span text:style-name="T5">Z</text:span>-<text:span text:style-name="T3">вызов загрузчика с </text:span>TR-DOS <text:span text:style-name="T3">дискеты;</text:span></text:p>
      <text:p text:style-name="P14"><text:span text:style-name="T5">F</text:span><text:span text:style-name="T3">-вызов загрузчика с </text:span>FAT <text:span text:style-name="T3">устройства;</text:span></text:p>
      <text:p text:style-name="P14"><text:span text:style-name="T5">T</text:span><text:span text:style-name="T3">-вызов загрузки с ленты (имитация команды </text:span>LOAD “”)<text:span text:style-name="T3">;</text:span></text:p>
      <text:p text:style-name="P14"><text:span text:style-name="T5">B</text:span><text:span text:style-name="T3">-вызов загрузчика с </text:span>CD <text:span text:style-name="T3">диска (старая функция оставшаяся от </text:span>GLUK<text:span text:style-name="T3">а);</text:span></text:p>
      <text:p text:style-name="P14"><text:soft-page-break/><text:span text:style-name="T5">D</text:span><text:span text:style-name="T3">-вызов загрузчика с </text:span>HDD;</text:p>
      <text:p text:style-name="P14"><text:span text:style-name="T5">S</text:span><text:span text:style-name="T3">-сброс в </text:span>TR-DOS<text:span text:style-name="T3">;</text:span></text:p>
      <text:p text:style-name="P14"><text:span text:style-name="T5">I</text:span><text:span text:style-name="T3">-сброс в </text:span>Basic <text:span text:style-name="T3">48;</text:span></text:p>
      <text:p text:style-name="P14"><text:span text:style-name="T5">U</text:span><text:span text:style-name="T3">-сброс в </text:span>Basic <text:span text:style-name="T3">128;</text:span></text:p>
      <text:p text:style-name="P14"><text:span text:style-name="T5">R</text:span><text:span text:style-name="T3">-переход в меню </text:span>Service;</text:p>
      <text:p text:style-name="P11">цифровые клавиши 1-4 выбирают соответствующий дисковод <text:span text:style-name="T1">A-D, </text:span>клавиша <text:span text:style-name="T1">V </text:span>перебирает все дисководы по кругу<text:span text:style-name="T1">;</text:span></text:p>
      <text:p text:style-name="P11"><text:span text:style-name="T5">8</text:span>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11"><text:span text:style-name="T5">9</text:span>-включение/выключение отображения времени, даты.</text:p>
      <text:p text:style-name="P11"/>
      <text:p text:style-name="P11">Горячии клавиши меню <text:span text:style-name="T1">«Service»:</text:span></text:p>
      <text:p text:style-name="P11"><text:span text:style-name="T2">R</text:span>-сброс <text:span text:style-name="T1">NeoGS </text:span>записью числа 128 в порт 51.</text:p>
      <text:p text:style-name="P11"><text:span text:style-name="T2">P</text:span>-очистка страниц 128 памяти;</text:p>
      <text:p text:style-name="P11"><text:span text:style-name="T2">G</text:span>-очистка всех страниц памяти;</text:p>
      <text:p text:style-name="P11"><text:span text:style-name="T2">S</text:span>-создание <text:span text:style-name="T1">RAM </text:span>диска на 512 килобайт;</text:p>
      <text:p text:style-name="P11"><text:span text:style-name="T2">K</text:span>-создание <text:span text:style-name="T1">RAM </text:span>диска на 640 килобайт;</text:p>
      <text:p text:style-name="P11"><text:span text:style-name="T2">D</text:span>-создание <text:span text:style-name="T1">RAM </text:span>диска на 768 килобайт;</text:p>
      <text:p text:style-name="P11"><text:span text:style-name="T2">I</text:span>-создание <text:span text:style-name="T1">RAM </text:span>диска на 896 килобайт;</text:p>
      <text:p text:style-name="P11"><text:span text:style-name="T2">Y</text:span>-копирование <text:span text:style-name="T1">TR-DOS </text:span>дискет с форматирование диска-приемника.</text:p>
      <text:p text:style-name="P11"/>
      <text:p text:style-name="P11">При помощи мыши можно выбирать пункты меню, менять дисковод нажатием на любое место текстовой строки <text:span text:style-name="T2">«TR-DOS Drive: A»</text:span><text:span text:style-name="T1"> (</text:span>перебираются по кругу буквы <text:span text:style-name="T1">A-D),</text:span> менять режим памяти компьютера нажатием на любое место текстовой строки <text:span text:style-name="T2">«Memory Lock: off»</text:span><text:span text:style-name="T1"> (</text:span>принимает значения 48/128/<text:span text:style-name="T1">off), </text:span>менять быстродейтвие нажатием <text:span text:style-name="T2">«Turbo Mode: on»</text:span> (принимает значение <text:span text:style-name="T1">on/off</text:span>), запускать файлы найденные на дискетах <text:span text:style-name="T1">TR-DOS </text:span>или на <text:span text:style-name="T1">FAT </text:span>устройствах.</text:p>
      <text:p text:style-name="P11"/>
      <text:p text:style-name="P13">Загрузка с ленты.</text:p>
      <text:p text:style-name="P13"/>
      <text:p text:style-name="P11">Начиная с версии 0.18 добавлена возможность загрузки с кассеты. Вызываемая опция полностью аналогична переходе в Бейсик и подаче команды <text:span text:style-name="T1">LOAD “”. </text:span>Перед вызовом загрузки с ленты выставляются соотвествующим образом все Бейсик переменные (кроме переменных Бейсик 128) и выставленные <text:span text:style-name="T1">HE GLUK </text:span>режимы памяти и турборежима. При входе в загрузку с ленты есть возможность вернуться в <text:span text:style-name="T1">HE GLUK </text:span>по <text:span text:style-name="T1">BREAK, </text:span>пока не загружен загрузчик с ленты и не произведена перенастройка переменных Бейсика и стека.</text:p>
      <text:p text:style-name="P13"/>
      <text:p text:style-name="P13">Запуск из <text:span text:style-name="T1">HOBETA </text:span>файлов.</text:p>
      <text:p text:style-name="P13"/>
      <text:p text:style-name="P11">Выбором пункта главного меню <text:span text:style-name="T2">«FAT boot»</text:span> можно запускать кодовые блоки записанные на <text:span text:style-name="T1">FAT </text:span>в формате <text:span text:style-name="T1">HOBETA. </text:span>Запуск возможен с <text:span text:style-name="T1">SD </text:span>карт и винчестеров (с любого из 4 основных разделов).</text:p>
      <text:p text:style-name="P11">Минимальный адрес загрузки/запуска 24576, максимальная длина самого кодового блока 40960 байт (соответственно размер <text:span text:style-name="T1">HOBETA </text:span>файла составит 40977 байт). Адрес загрузки является и адресом запуска. Стек при запуске выставляется в адрес 24575.</text:p>
      <text:p text:style-name="P11"/>
      <text:p text:style-name="P13">Состояние памяти при запуске <text:span text:style-name="T1">HOBETA </text:span>файлов.</text:p>
      <text:p text:style-name="P13"/>
      <text:p text:style-name="P11">При запуске кодовых блоков из <text:span text:style-name="T1">HOBETA </text:span>файлов переменные Бейсика выставляются стандартным образом, переменные <text:span text:style-name="T1">TR-DOS инициализированы.</text:span> Стек выставляется в адрес <text:span text:style-name="T1">#5FFF. </text:span>Загрузчик кодового блока работает в экранной области. Загрузка производится с точностью до байта. Предварительной очистки области памяти для загрузки не производится.</text:p>
      <text:p text:style-name="P11"/>
      <text:p text:style-name="P15"><text:span text:style-name="T3">Часы и </text:span>CMOS.</text:p>
      <text:p text:style-name="P15"/>
      <text:p text:style-name="P11">При работе сервис прошивки в правом верхнем углу экрана отображается время и дата считываемые из микросхемы часов подключенных по схеме <text:span text:style-name="T1">Gluk. </text:span>Помимо отображения времени и даты используются ячейки памяти <text:span text:style-name="T1">CMOS </text:span>содержащейся в часах для хранения некоторых настроек.</text:p>
      <text:p text:style-name="P11"><text:soft-page-break/>Используемые ячейки <text:span text:style-name="T1">CMOS:</text:span></text:p>
      <text:p text:style-name="P11"><text:span text:style-name="T1"/></text:p>
      <text:p text:style-name="P11"><text:span text:style-name="T1">- 0x0E<text:tab/></text:span>хранит текущее значение <text:span text:style-name="T1">TURBO </text:span>режима (<text:span text:style-name="T1">bit 7) </text:span>и режима памяти (<text:span text:style-name="T1">bit 2-0);</text:span></text:p>
      <text:p text:style-name="P11"><text:span text:style-name="T1">- 0x10<text:tab/></text:span>хранит текущий номер дисковода (содержит значения 0...3);</text:p>
      <text:p text:style-name="P11"><text:span text:style-name="T1">- 0x11<text:tab/></text:span>хранит состояние отображения часов (0<text:span text:style-name="T1">xAA-</text:span>включены, <text:span text:style-name="T1">0x55-</text:span>выключены)<text:span text:style-name="T1">. </text:span>При любых <text:tab/><text:tab/><text:tab/>других значениях производится запись дефолтных значений в ячейки <text:span text:style-name="T1">0x0A...0x1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0-10-12T18:42:14.25</dc:date>
    <meta:editing-duration>PT05H23M19S</meta:editing-duration>
    <meta:editing-cycles>39</meta:editing-cycles>
    <meta:generator>OpenOffice.org/3.2$Win32 OpenOffice.org_project/320m18$Build-9502</meta:generator>
    <meta:document-statistic meta:table-count="0" meta:image-count="0" meta:object-count="0" meta:page-count="3" meta:paragraph-count="66" meta:word-count="736" meta:character-count="5569"/>
  </office:meta>
</office:document-meta>
</file>